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loteLemm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 lemma, do other todo’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 an example</text:p>
          </table:table-cell>
          <table:table-cell office:value-type="string" calcext:value-type="string">
            <text:p>Kutwerkdag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eeting and Thinking about exampl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se chapters prelim and rect duals</text:p>
          </table:table-cell>
          <table:table-cell table:number-columns-repeated="1021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6:13:20.38636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8T16:13:39.824267138</dc:date>
    <meta:editing-cycles>85</meta:editing-cycles>
    <meta:editing-duration>PT10H34M3S</meta:editing-duration>
    <meta:document-statistic meta:table-count="1" meta:cell-count="37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